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600" table:style-name="ce1">
            <text:p>60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280" table:style-name="ce1">
            <text:p>28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900" table:style-name="ce1">
            <text:p>9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office:value-type="float" office:value="260" table:style-name="ce1">
            <text:p>26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office:value-type="float" office:value="90" table:style-name="ce1">
            <text:p>9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пересчеты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table:number-columns-repeated="2" table:style-name="ce1"/>
          <table:table-cell office:value-type="string" table:style-name="ce1">
            <text:p>шт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office:value-type="float" office:value="100" table:style-name="ce1">
            <text:p>10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320" table:style-name="ce1">
            <text:p>32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300" table:style-name="ce1">
            <text:p>300</text:p>
          </table:table-cell>
          <table:table-cell table:number-columns-repeated="16379"/>
        </table:table-row>
        <table:table-row table:style-name="ro5" table:visibility="filter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table:number-columns-repeated="16380" table:style-name="ce1"/>
        </table:table-row>
        <table:table-row table:style-name="ro5" table:visibility="filter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400" table:style-name="ce1">
            <text:p>40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1300" table:style-name="ce1">
            <text:p>130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110" table:style-name="ce1">
            <text:p>11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5403" table:formula="of:=SUM([.E2:.E54])" table:style-name="ce20">
            <text:p>5403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10-21T08:31:20Z</dc:date>
    <meta:print-date>2025-07-12T11:57:59Z</meta:print-date>
    <meta:editing-cycles>188</meta:editing-cycles>
    <meta:editing-duration>PT376943S</meta:editing-duration>
  </office:meta>
</office:document-meta>
</file>